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db39a" officeooo:paragraph-rsid="001c961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81f8d7" officeooo:paragraph-rsid="0081f8d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b39a" officeooo:paragraph-rsid="001c961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b39a" officeooo:paragraph-rsid="001c961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81f8d7" officeooo:paragraph-rsid="0081f8d7" style:font-weight-asian="bold" style:font-weight-complex="bold"/>
    </style:style>
    <style:style style:name="T1" style:family="text">
      <style:text-properties officeooo:rsid="0081f8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RESSION</text:p>
      <text:p text:style-name="P1">One can find compression quite useful, especially in case of work with raw data. This tutorial is</text:p>
      <text:p text:style-name="P1">intended for basic compression techniques ( there is additional tip in CplusPlus repository for in-</text:p>
      <text:p text:style-name="P1">RAM compression ). Generally it uses two packages 7za and pbzip2:</text:p>
      <text:p text:style-name="P1"><text:span text:style-name="T1"><text:tab/></text:span>#sudo aptitude install pbzip2 p7zip-full</text:p>
      <text:p text:style-name="P4">7za</text:p>
      <text:p text:style-name="P1">1) 7za uses 7z compression algorithm. For making an archive from file1 and file2:</text:p>
      <text:p text:style-name="P1"><text:span text:style-name="T1"><text:tab/></text:span>#7za a -t7z archiveName.7z file1 file2</text:p>
      <text:p text:style-name="P1">2) decompresion command is as follow:</text:p>
      <text:p text:style-name="P1"><text:span text:style-name="T1"><text:tab/></text:span>#7za x archiveName.7z</text:p>
      <text:p text:style-name="P1">3) compression directories with subdirectories:</text:p>
      <text:p text:style-name="P1"><text:span text:style-name="T1"><text:tab/></text:span>#7za a -t7z -r archiveName.7z pathToDirectory1 pathToDirectory2</text:p>
      <text:p text:style-name="P4">pbzip2</text:p>
      <text:p text:style-name="P1">1) parallel files<text:span text:style-name="T1"> </text:span>compression without deletion as a result files are compressed in bz2 format:</text:p>
      <text:p text:style-name="P1"><text:span text:style-name="T1"><text:tab/></text:span>#pbzip2 -zk file1 file2</text:p>
      <text:p text:style-name="P1">2) parallel decompression</text:p>
      <text:p text:style-name="P1"><text:span text:style-name="T1"><text:tab/></text:span>#pbzip2 -d file1.bz2 file2.bz2</text:p>
      <text:p text:style-name="P5">tar+pbzip2</text:p>
      <text:p text:style-name="P2">1) parallel directory compression with archive</text:p>
      <text:p text:style-name="P2"><text:tab/>#tar -cf tmp.tar.bz2 --use-compress-prog=pbzip2 tmp/</text:p>
      <text:p text:style-name="P2">2) parallel directory decompression</text:p>
      <text:p text:style-name="P2"><text:tab/>#tar-jcf tmp.tar.bz2 tmp.tar.bz2 tmp_decompres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8:30:12.856508916</meta:creation-date>
    <dc:date>2021-01-18T08:50:11.391295520</dc:date>
    <meta:editing-duration>PT4H21M51S</meta:editing-duration>
    <meta:editing-cycles>8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39" meta:character-count="979" meta:non-whitespace-character-count="855"/>
  </office:meta>
</office:document-meta>
</file>